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style:font-name="Arial" style:font-name-complex="Arial"/>
    </style:style>
    <style:style style:name="P2" style:family="paragraph" style:parent-style-name="Normal">
      <style:text-properties officeooo:paragraph-rsid="0003bc88"/>
    </style:style>
    <style:style style:name="P3" style:family="paragraph" style:parent-style-name="Text_20_body">
      <style:text-properties officeooo:rsid="0008ca3f" officeooo:paragraph-rsid="0008ca3f"/>
    </style:style>
    <style:style style:name="P4" style:family="paragraph" style:parent-style-name="Heading_20_1">
      <style:text-properties style:use-window-font-color="true" style:font-name="Arial" style:font-name-complex="Arial"/>
    </style:style>
    <style:style style:name="P5" style:family="paragraph" style:parent-style-name="Heading_20_1">
      <style:paragraph-properties fo:text-align="center" style:justify-single-word="false"/>
      <style:text-properties style:use-window-font-color="true" style:font-name="Arial" officeooo:paragraph-rsid="0003bc88" style:font-name-complex="Arial"/>
    </style:style>
    <style:style style:name="P6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7" style:family="paragraph" style:parent-style-name="Heading_20_2">
      <style:text-properties style:use-window-font-color="true" style:font-name="Arial" style:font-name-complex="Arial"/>
    </style:style>
    <style:style style:name="P8" style:family="paragraph" style:parent-style-name="Heading_20_2">
      <style:text-properties fo:color="#000000"/>
    </style:style>
    <style:style style:name="P9" style:family="paragraph" style:parent-style-name="Heading_20_3">
      <style:text-properties fo:color="#000000"/>
    </style:style>
    <style:style style:name="P10" style:family="paragraph" style:parent-style-name="Normal" style:list-style-name="L3">
      <style:text-properties fo:color="#000000" officeooo:rsid="000f0cb4" officeooo:paragraph-rsid="000f0cb4"/>
    </style:style>
    <style:style style:name="P11" style:family="paragraph" style:parent-style-name="Normal" style:list-style-name="L3">
      <style:text-properties fo:color="#000000" officeooo:rsid="00133f4e" officeooo:paragraph-rsid="00133f4e"/>
    </style:style>
    <style:style style:name="P12" style:family="paragraph" style:parent-style-name="Normal" style:list-style-name="L3">
      <style:text-properties fo:color="#000000" officeooo:rsid="001424cd" officeooo:paragraph-rsid="001424cd"/>
    </style:style>
    <style:style style:name="P13" style:family="paragraph" style:parent-style-name="Normal" style:list-style-name="L3">
      <style:text-properties fo:color="#000000" officeooo:rsid="00149909" officeooo:paragraph-rsid="00149909"/>
    </style:style>
    <style:style style:name="P14" style:family="paragraph" style:parent-style-name="Normal">
      <style:text-properties officeooo:rsid="0016b604" officeooo:paragraph-rsid="0016b604"/>
    </style:style>
    <style:style style:name="P15" style:family="paragraph" style:parent-style-name="Paragraphe_20_de_20_liste" style:list-style-name="L1"/>
    <style:style style:name="P16" style:family="paragraph" style:parent-style-name="Paragraphe_20_de_20_liste" style:list-style-name="L1">
      <style:text-properties style:font-name="Arial" style:font-name-complex="Arial"/>
    </style:style>
    <style:style style:name="P17" style:family="paragraph" style:parent-style-name="Paragraphe_20_de_20_liste">
      <style:paragraph-properties fo:margin-left="0cm" fo:margin-right="0cm" fo:text-indent="0cm" style:auto-text-indent="false"/>
      <style:text-properties style:font-name="Calibri1" officeooo:rsid="0010e9bc" officeooo:paragraph-rsid="0010e9bc" style:font-name-complex="Arial"/>
    </style:style>
    <style:style style:name="P18" style:family="paragraph" style:parent-style-name="Paragraphe_20_de_20_liste">
      <style:paragraph-properties fo:margin-left="0cm" fo:margin-right="0cm" fo:text-indent="0cm" style:auto-text-indent="false"/>
      <style:text-properties style:font-name="Calibri1" officeooo:rsid="00115a89" officeooo:paragraph-rsid="00115a89" style:font-name-complex="Arial"/>
    </style:style>
    <style:style style:name="P19" style:family="paragraph" style:parent-style-name="Text_20_body" style:list-style-name="L2">
      <style:text-properties officeooo:rsid="0008ca3f" officeooo:paragraph-rsid="0008ca3f"/>
    </style:style>
    <style:style style:name="P20" style:family="paragraph" style:parent-style-name="Text_20_body">
      <style:text-properties fo:color="#000000" style:font-name="Calibri1" officeooo:rsid="0010e9bc" officeooo:paragraph-rsid="0010e9bc"/>
    </style:style>
    <style:style style:name="P21" style:family="paragraph" style:parent-style-name="Text_20_body">
      <style:text-properties style:font-name="Calibri1" officeooo:rsid="0010e9bc" officeooo:paragraph-rsid="0010e9bc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03bc88" style:font-name-complex="Arial"/>
    </style:style>
    <style:style style:name="T5" style:family="text">
      <style:text-properties style:font-name="Arial" officeooo:rsid="00068619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officeooo:rsid="000995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ff71"/>
    </style:style>
    <style:style style:name="T10" style:family="text">
      <style:text-properties officeooo:rsid="00166f15"/>
    </style:style>
    <style:style style:name="T11" style:family="text">
      <style:text-properties officeooo:rsid="0016b604"/>
    </style:style>
    <style:style style:name="T12" style:family="text">
      <style:text-properties fo:color="#000000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Police_20_par_20_défaut"><text:span text:style-name="T1">﻿</text:span></text:span><text:span text:style-name="Police_20_par_20_défaut"><text:span text:style-name="T2">Séance 3 - XML, des documents numériques</text:span></text:span></text:h>
      <text:p text:style-name="P1"/>
      <text:h text:style-name="P7" text:outline-level="2">Xml est une norme pour documents numériques</text:h>
      <text:p text:style-name="P1">Questions :</text:p>
      <text:p text:style-name="Normal"><text:span text:style-name="Police_20_par_20_défaut"><text:span text:style-name="T3"><text:s text:c="4"/>• </text:span></text:span><text:span text:style-name="Police_20_par_20_défaut"><text:span text:style-name="T6">&lt;!ELEMENT nom_element (fils1, fils2, …)</text:span></text:span><text:span text:style-name="Police_20_par_20_défaut"><text:span text:style-name="T3"> pour un élément XML</text:span></text:span></text:p>
      <text:p text:style-name="Normal"><text:span text:style-name="Police_20_par_20_défaut"><text:span text:style-name="T3"><text:s text:c="4"/>• </text:span></text:span><text:span text:style-name="Police_20_par_20_défaut"><text:span text:style-name="T6">&lt;!ATTLIST nom_element nom_attribut type_d’attr définition_attr</text:span></text:span><text:span text:style-name="Police_20_par_20_défaut"><text:span text:style-name="T3"> pour un attribut d’un élément </text:span></text:span><text:span text:style-name="Police_20_par_20_défaut"><text:span text:style-name="T5">XML</text:span></text:span></text:p>
      <text:p text:style-name="Normal"><text:span text:style-name="Police_20_par_20_défaut"><text:span text:style-name="T3"><text:s text:c="4"/>• On définit cette arborescence dans la balise </text:span></text:span><text:span text:style-name="Police_20_par_20_défaut"><text:span text:style-name="T6">&lt;!ELEMENT</text:span></text:span><text:span text:style-name="Police_20_par_20_défaut"><text:span text:style-name="T3"> , avec entre parenthèses les différentes fils de l’élément</text:span></text:span></text:p>
      <text:p text:style-name="Normal"><text:span text:style-name="Police_20_par_20_défaut"><text:span text:style-name="T3"><text:s text:c="4"/>• Résultats avec les commande </text:span></text:span><text:span text:style-name="Police_20_par_20_défaut"><text:span text:style-name="T6">xmllint</text:span></text:span><text:span text:style-name="Police_20_par_20_défaut"><text:span text:style-name="T3"> : No error</text:span></text:span></text:p>
      <text:p text:style-name="Normal"><text:span text:style-name="T3"><text:s text:c="4"/>• Tous les fichiers ont été validés, sauf pour les </text:span><text:span text:style-name="T4">cd</text:span><text:span text:style-name="T3"> :</text:span></text:p>
      <text:p text:style-name="P2"><text:span text:style-name="T3"><text:s text:c="8"/>◦ Il s’agissait d’une erreur de </text:span><text:span text:style-name="T4">syntaxe sur la balise CDS, qui dans la dtd était nomme Cds, et pour le caractère ‘é’ qui n’est pas conforme, à cause du type d’encodage</text:span></text:p>
      <text:h text:style-name="P5" text:outline-level="1">Séance 3 - Interlude : open data partout...</text:h>
      <text:h text:style-name="P7" text:outline-level="2">Données ouvertes, des histoires d'outils...</text:h>
      <text:p text:style-name="P1"><text:s text:c="4"/>• Les données de type CSV seront utilisés par des utilisateurs moins expérimentés en informatique, car son utilisation est facile, les données sont + lisibles et les outils permettant leur utilisation sont plus répandus (Microsoft Excel, LibreOffice Calc, éditeur de texte…)</text:p>
      <text:p text:style-name="P1"><text:s text:c="4"/>• Les données de type JSON et XML seront eux utilisés par des utilisateurs plus expérimentés en informatique, car la syntaxes de ces 2 types de données se rapprochent du JavaScript (objet) et de l’ HTML (balise), et les outils sont plus spécifiques (commande xmllint pour le XML, environnement de dev, ...).</text:p>
      <text:p text:style-name="P1"><text:s text:c="4"/>• L’un des intérêts de changer le format de données serait de s’adapter à leur type utilisation dans des applications, en fonction des besoins.</text:p>
      <text:p text:style-name="P1"/>
      <text:h text:style-name="P4" text:outline-level="1">D'autres questions se posent..</text:h>
      <text:list xml:id="list2149139551" text:style-name="L1">
        <text:list-item>
          <text:p text:style-name="P16">On utilisé un navigateur pour consulter les données rapidement, tout simplement grâce à une URL.</text:p>
        </text:list-item>
        <text:list-item>
          <text:p text:style-name="P16">…</text:p>
        </text:list-item>
        <text:list-item>
          <text:p text:style-name="P15"><text:span text:style-name="T3">…</text:span></text:p>
        </text:list-item>
      </text:list>
      <text:p text:style-name="P14"/>
      <text:p text:style-name="Text_20_body"/>
      <text:p text:style-name="Subtitle"/>
      <text:p text:style-name="Subtitle"/>
      <text:p text:style-name="Subtitle"/>
      <text:p text:style-name="Subtitle"><text:bookmark text:name="yui_3_17_2_1_1637767694433_48"/><text:soft-page-break/>Séance 3 - Et l'interopérabilité ?</text:p>
      <text:h text:style-name="P8" text:outline-level="2"><text:bookmark text:name="yui_3_17_2_1_1637767694433_49"/>Xml, proposition du W3C, dispose d'outils de manipulation</text:h>
      <text:p text:style-name="P3"/>
      <text:p text:style-name="P3">Questions</text:p>
      <text:list xml:id="list2340660257" text:style-name="L2">
        <text:list-item>
          <text:p text:style-name="P19"><text:span text:style-name="T8">xmllint films.xml –noout </text:span>: <text:span text:style-name="T7">fichier xml valide</text:span></text:p>
        </text:list-item>
        <text:list-item>
          <text:p text:style-name="P19"><text:span text:style-name="T8">xmllint --dtdvalid films.dtd films.xml –noout</text:span> : fichiers <text:span text:style-name="T7">xml &amp; dtd </text:span>va<text:span text:style-name="T9">l</text:span>ide !</text:p>
        </text:list-item>
      </text:list>
      <text:h text:style-name="P9" text:outline-level="3"><text:bookmark text:name="yui_3_17_2_1_1637767694433_59"/>Les premières feuilles de styles</text:h>
      <text:list xml:id="list2843428089" text:style-name="L3">
        <text:list-item>
          <text:p text:style-name="P10">1ère feuille de style</text:p>
          <text:list>
            <text:list-item>
              <text:p text:style-name="P10">La feuille de style xsl transforme le fichier xml en fichier html, remplaçant les balises xml en balise html</text:p>
            </text:list-item>
          </text:list>
        </text:list-item>
        <text:list-item>
          <text:p text:style-name="P11">2ème feuille de style</text:p>
          <text:list>
            <text:list-item>
              <text:p text:style-name="P11">Encodage : UTF-8, format de sortie : xml</text:p>
            </text:list-item>
            <text:list-item>
              <text:p text:style-name="P12">Cette nouvelle feuille de style n’affiche que les prénoms (Balise Prénom, fils de Scénario)</text:p>
            </text:list-item>
            <text:list-item>
              <text:p text:style-name="P13">La règle template de type text() permet d’afficher le text<text:span text:style-name="T10">e</text:span> sélectionné, c’est-à-dire le text<text:span text:style-name="T10">e </text:span>compris dans le nœud Scenario/Prenom</text:p>
            </text:list-item>
          </text:list>
        </text:list-item>
      </text:list>
      <text:p text:style-name="P3"/>
      <text:p text:style-name="P21">name(.) = nom de la balise courante</text:p>
      <text:p text:style-name="P20">strip-space <text:span text:style-name="T11">= gérer les espaces blancs</text:span></text:p>
      <text:p text:style-name="P21">count(@*) &gt; 0 </text:p>
      <text:p text:style-name="P21">@ = attribut</text:p>
      <text:p text:style-name="P17">@* = tous les attributs</text:p>
      <text:p text:style-name="P17">position() = n° dans une liste qui correspondent à l’élément</text:p>
      <text:p text:style-name="P18">text() = texte de l’élément coura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Sebastien Klaus</meta:initial-creator>
    <meta:creation-date>2021-11-23T19:50:00Z</meta:creation-date>
    <dc:date>2021-11-25T18:24:17.567731227</dc:date>
    <meta:editing-cycles>20</meta:editing-cycles>
    <meta:editing-duration>PT1H37M25S</meta:editing-duration>
    <meta:document-statistic meta:table-count="0" meta:image-count="0" meta:object-count="0" meta:page-count="2" meta:paragraph-count="37" meta:word-count="420" meta:character-count="2509" meta:non-whitespace-character-count="2098"/>
    <meta:template xlink:type="simple" xlink:actuate="onRequest" xlink:title="" xlink:href="Normal.dotm"/>
  </office:meta>
</office:document-meta>
</file>